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0b7c9b"/>
    </style:style>
    <style:style style:name="P4" style:family="paragraph" style:parent-style-name="Table_20_Contents">
      <style:text-properties officeooo:rsid="000a7057" officeooo:paragraph-rsid="000a7057"/>
    </style:style>
    <style:style style:name="P5" style:family="paragraph" style:parent-style-name="Table_20_Contents" style:list-style-name="L1"/>
    <style:style style:name="P6" style:family="paragraph" style:parent-style-name="Azione_20_sistema">
      <style:text-properties officeooo:paragraph-rsid="000ce545"/>
    </style:style>
    <style:style style:name="P7" style:family="paragraph" style:parent-style-name="Azione_20_sistema">
      <style:paragraph-properties fo:margin-left="2.362cm" fo:margin-right="0.028cm" fo:text-indent="0cm" style:auto-text-indent="false"/>
    </style:style>
    <style:style style:name="P8" style:family="paragraph" style:parent-style-name="Azione_20_sistema">
      <style:paragraph-properties fo:margin-left="0.183cm" fo:margin-right="0.028cm" fo:text-indent="-0.249cm" style:auto-text-indent="false">
        <style:tab-stops>
          <style:tab-stop style:position="0.55cm"/>
        </style:tab-stops>
      </style:paragraph-properties>
      <style:text-properties officeooo:paragraph-rsid="000ce545"/>
    </style:style>
    <style:style style:name="T1" style:family="text">
      <style:text-properties officeooo:rsid="000a7057"/>
    </style:style>
    <style:style style:name="T2" style:family="text">
      <style:text-properties officeooo:rsid="000b7c9b"/>
    </style:style>
    <style:style style:name="T3" style:family="text">
      <style:text-properties officeooo:rsid="000ce545"/>
    </style:style>
    <style:style style:name="T4" style:family="text">
      <style:text-properties fo:font-weight="bold" officeooo:rsid="000ce545" style:font-weight-asian="bold" style:font-weight-complex="bol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nserisci pianificazione attività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Delegato Tirocinant<text:span text:style-name="T3">i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accede al sistema e viene riconosciuto <text:span text:style-name="T2">come Delegato Tirocinant</text:span><text:span text:style-name="T3">i</text:span>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24054" text:style-name="Numerazione_20_UC">
              <text:list-item text:start-value="1">
                <text:p text:style-name="Azione_20_attore">Il d<text:span text:style-name="T2">elegato</text:span> accede alla sezione relativa all'inserimento <text:span text:style-name="T3">della pianificazione delle attività dei tirocinanti.</text:span></text:p>
              </text:list-item>
              <text:list-item>
                <text:p text:style-name="P6"><text:span text:style-name="T3">Il sistema mostra un form la ricerca del tirocinante (include </text:span><text:span text:style-name="T4">Ricerca</text:span><text:span text:style-name="T3">)</text:span></text:p>
              </text:list-item>
              <text:list-item>
                <text:p text:style-name="P8"><text:span text:style-name="T3">Il delegato inserisce nel campo di ricerca il cognome o la matricola del tirocinante</text:span></text:p>
              </text:list-item>
              <text:list-item>
                <text:p text:style-name="P7">Il sistema <text:span text:style-name="T3">visualizza pagina del tirocinante in questione e </text:span><text:s/>mostra un form per settare le nuove informazioni.</text:p>
              </text:list-item>
              <text:list-item>
                <text:p text:style-name="Azione_20_attore">Il d<text:span text:style-name="T2">elegato</text:span> inserisce le informazioni della <text:span text:style-name="T2">pianificazione delle attività del tirocinante</text:span><text:span text:style-name="T3"> (Data attività, ora inizio, ora fine, descrizione)</text:span> e sottomette al sistem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visualizza un messaggio di conferma inserimento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221724" text:style-name="L1">
              <text:list-item>
                <text:p text:style-name="P5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la form per settare le nuove informazioni entro 20 secondi.</text:p>
          </table:table-cell>
        </table:table-row>
      </table:table>
      <text:p text:style-name="P3"><text:span text:style-name="T2">UC_M_40_</text:span><text:span text:style-name="T1">Inserisci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6:30:38.06</meta:creation-date>
    <meta:editing-duration>PT15M35S</meta:editing-duration>
    <meta:editing-cycles>3</meta:editing-cycles>
    <meta:generator>LibreOffice/3.6$Windows_x86 LibreOffice_project/da8c1e6-fd468f4-454e206-f42a4a9-143cfd</meta:generator>
    <dc:date>2012-11-23T20:11:14.80</dc:date>
    <dc:creator>Mariella </dc:creator>
    <meta:document-statistic meta:table-count="1" meta:image-count="0" meta:object-count="0" meta:page-count="1" meta:paragraph-count="21" meta:word-count="150" meta:character-count="1064" meta:non-whitespace-character-count="939"/>
  </office:meta>
</office:document-meta>
</file>